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27602"/>
    </style:style>
    <style:style style:name="P3" style:family="paragraph" style:parent-style-name="Standard">
      <style:paragraph-properties style:writing-mode="lr-tb"/>
      <style:text-properties officeooo:paragraph-rsid="001407b4"/>
    </style:style>
    <style:style style:name="P4" style:family="paragraph" style:parent-style-name="Standard">
      <style:paragraph-properties style:writing-mode="lr-tb"/>
      <style:text-properties officeooo:paragraph-rsid="0014acac"/>
    </style:style>
    <style:style style:name="P5" style:family="paragraph" style:parent-style-name="Standard">
      <style:paragraph-properties style:writing-mode="lr-tb"/>
      <style:text-properties officeooo:rsid="0015c73a" officeooo:paragraph-rsid="0015c73a"/>
    </style:style>
    <style:style style:name="T1" style:family="text">
      <style:text-properties style:font-name="sans-serif" fo:font-size="22.5pt"/>
    </style:style>
    <style:style style:name="T2" style:family="text">
      <style:text-properties style:font-name="sans-serif" fo:font-size="19.5pt"/>
    </style:style>
    <style:style style:name="T3" style:family="text">
      <style:text-properties style:font-name="sans-serif" fo:font-size="12.75pt"/>
    </style:style>
    <style:style style:name="T4" style:family="text">
      <style:text-properties style:font-name="sans-serif" fo:font-size="12.75pt" officeooo:rsid="00127602"/>
    </style:style>
    <style:style style:name="T5" style:family="text">
      <style:text-properties style:font-name="monospace" fo:font-size="11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">Tarea</text:span> <text:span text:style-name="T1">5</text:span> – <text:span text:style-name="T1">Paso de parámetros por valor</text:span> <text:span text:style-name="T1">-</text:span> <text:span text:style-name="T1">referencia</text:span><text:bookmark text:name="page3R_mcid1"/><text:line-break/><text:span text:style-name="T2">Enunciado</text:span><text:bookmark text:name="page3R_mcid2"/><text:line-break/><text:span text:style-name="T3">1.</text:span> <text:span text:style-name="T3">Sin usar el IntelliJ, intenta contestar a la siguiente pregunta.</text:span> <text:span text:style-name="T3">¿Cuál es la salida del siguiente</text:span><text:line-break/><text:span text:style-name="T3">programa?</text:span> <text:span text:style-name="T3">¿Por qué?</text:span><text:bookmark text:name="page3R_mcid3"/><text:bookmark text:name="page3R_mcid4"/><text:line-break/><text:span text:style-name="T5">class</text:span> <text:span text:style-name="T5">Simple</text:span> <text:span text:style-name="T5">{</text:span><text:line-break/><text:span text:style-name="T5">public void</text:span> <text:span text:style-name="T5">print(int</text:span> <text:span text:style-name="T5">x) {</text:span><text:line-break/><text:span text:style-name="T5">System.out.println("Valor del parámetro: "</text:span> <text:span text:style-name="T5">+ x);</text:span><text:line-break/><text:span text:style-name="T5">}</text:span><text:line-break/><text:span text:style-name="T5">}</text:span><text:line-break/><text:span text:style-name="T5">public class</text:span> <text:span text:style-name="T5">Alumno</text:span> <text:span text:style-name="T5">{</text:span><text:line-break/><text:span text:style-name="T5">public static void</text:span> <text:span text:style-name="T5">main(String[] args) {</text:span><text:line-break/><text:span text:style-name="T5">int</text:span> <text:span text:style-name="T5">var</text:span> <text:span text:style-name="T5">=</text:span> <text:span text:style-name="T5">7;</text:span><text:line-break/><text:span text:style-name="T5">Simple simple</text:span> <text:span text:style-name="T5">=</text:span> <text:span text:style-name="T5">new</text:span> <text:span text:style-name="T5">Simple();</text:span><text:line-break/><text:span text:style-name="T5">System.out.println("Primer valor de la variable local: "</text:span> <text:span text:style-name="T5">+</text:span> <text:span text:style-name="T5">var);</text:span><text:line-break/><text:span text:style-name="T5">simple.print(var);</text:span><text:line-break/><text:span text:style-name="T5">System.out.println("Siguiente valor de la variable local: "</text:span> <text:span text:style-name="T5">+</text:span> <text:span text:style-name="T5">var);</text:span><text:line-break/><text:span text:style-name="T5">}</text:span><text:line-break/><text:span text:style-name="T5">}</text:span><text:bookmark text:name="page3R_mcid5"/><text:bookmark text:name="page3R_mcid6"/><text:line-break/><text:span text:style-name="T3">2.</text:span> <text:span text:style-name="T3">Si cambiamos ligeramente el programa anterior.</text:span> <text:span text:style-name="T3">De forma que, el método invocado print ()</text:span><text:line-break/><text:span text:style-name="T3">realiza un cambio en su copia del valor en su parámetro formal x.</text:span><text:bookmark text:name="page3R_mcid7"/><text:bookmark text:name="page3R_mcid8"/><text:line-break/><text:span text:style-name="T5">public void</text:span> <text:span text:style-name="T5">print(int</text:span> <text:span text:style-name="T5">x) {</text:span><text:line-break/><text:span text:style-name="T5">System.out.println("Primer valor del parámetro formal: "</text:span> <text:span text:style-name="T5">+ x);</text:span><text:line-break/><text:span text:style-name="T5">x =</text:span> <text:span text:style-name="T5">100;</text:span><text:line-break/><text:span text:style-name="T5">System.out.println("Siguiente valor del parámetro formal: "</text:span> <text:span text:style-name="T5">+ x );</text:span><text:line-break/><text:span text:style-name="T5">}</text:span><text:bookmark text:name="page3R_mcid9"/><text:line-break/><text:span text:style-name="T3">¿Cuál es ahora la salida del programa? ¿Por qué</text:span> <text:span text:style-name="T3">se sigue imprimiendo 7 en el main, si hemos</text:span><text:line-break/><text:span text:style-name="T3">modificado el valor de la variable x = 100?</text:span><text:bookmark text:name="page3R_mcid10"/><text:bookmark text:name="page3R_mcid11"/><text:line-break/><text:span text:style-name="T3">3.</text:span> <text:span text:style-name="T3">Si volvemos a modificar el código anterior por el siguiente</text:span> <text:span text:style-name="T3">código.</text:span><text:bookmark text:name="page3R_mcid12"/><text:bookmark text:name="page3R_mcid13"/><text:line-break/><text:span text:style-name="T5">class</text:span> <text:span text:style-name="T5">Simple</text:span> <text:span text:style-name="T5">{</text:span><text:line-break/><text:span text:style-name="T5">public int</text:span> <text:span text:style-name="T5">devolver(int</text:span> <text:span text:style-name="T5">x) {</text:span><text:line-break/><text:span text:style-name="T5">System.out.println("Primer valor del parámetro formal: "</text:span> <text:span text:style-name="T5">+ x);</text:span><text:line-break/><text:span text:style-name="T5">x =</text:span> <text:span text:style-name="T5">100;</text:span><text:line-break/><text:span text:style-name="T5">System.out.println("Siguiente valor del parámetro formal: "</text:span> <text:span text:style-name="T5">+ x );</text:span><text:line-break/><text:span text:style-name="T5">return</text:span> <text:span text:style-name="T5">x;</text:span><text:line-break/><text:span text:style-name="T5">}</text:span><text:line-break/><text:span text:style-name="T5">}</text:span><text:line-break/><text:span text:style-name="T5">public class</text:span> <text:span text:style-name="T5">Alumno</text:span> <text:span text:style-name="T5">{</text:span><text:line-break/><text:span text:style-name="T5">public static void</text:span> <text:span text:style-name="T5">main(String[] args) {</text:span><text:line-break/><text:span text:style-name="T5">int</text:span> <text:span text:style-name="T5">var</text:span> <text:span text:style-name="T5">=</text:span> <text:span text:style-name="T5">7;</text:span><text:line-break/><text:span text:style-name="T5">int</text:span> <text:span text:style-name="T5">resultado =</text:span> <text:span text:style-name="T5">0;</text:span><text:line-break/><text:span text:style-name="T5">Simple simple</text:span> <text:span text:style-name="T5">=</text:span> <text:span text:style-name="T5">new</text:span> <text:span text:style-name="T5">Simple();</text:span><text:line-break/><text:span text:style-name="T5">System.out.println("Primer valor de la variable resultado: "</text:span> <text:span text:style-name="T5">+</text:span><text:line-break/><text:span text:style-name="T5">resultado);</text:span><text:line-break/><text:soft-page-break/><text:span text:style-name="T5">resultado =</text:span> <text:span text:style-name="T5">simple.devolver(var);</text:span><text:line-break/><text:span text:style-name="T5">System.out.println("Siguiente valor de la variable resultado: "</text:span> <text:span text:style-name="T5">+</text:span><text:line-break/><text:span text:style-name="T5">resultado);</text:span><text:line-break/><text:span text:style-name="T5">}</text:span><text:line-break/><text:span text:style-name="T5">}</text:span><text:bookmark text:name="page3R_mcid14"/><text:line-break/><text:span text:style-name="T3">¿Cuál es ahora la salida del programa? ¿Por qué</text:span> <text:span text:style-name="T3">ahora si</text:span> <text:span text:style-name="T3">hemos</text:span> <text:span text:style-name="T3">obtenido el valor 100 en la</text:span><text:line-break/><text:span text:style-name="T3">variable resultado</text:span> <text:span text:style-name="T3">en el main?</text:span></text:p>
      <text:p text:style-name="P2"><text:bookmark text:name="page25R_mcid0"/><text:line-break/><text:span text:style-name="T3">4.</text:span> <text:span text:style-name="T3">Sin usar el IntelliJ, ¿qué imprime el siguiente código?</text:span><text:bookmark text:name="page25R_mcid1"/><text:bookmark text:name="page25R_mcid2"/><text:line-break/><text:span text:style-name="T5">class</text:span> <text:span text:style-name="T5">Punto</text:span> <text:span text:style-name="T5">{</text:span><text:line-break/><text:span text:style-name="T5">public int</text:span> <text:span text:style-name="T5">x</text:span> <text:span text:style-name="T5">=</text:span> <text:span text:style-name="T5">1,</text:span> <text:span text:style-name="T5">y</text:span> <text:span text:style-name="T5">=</text:span> <text:span text:style-name="T5">2;</text:span><text:line-break/><text:span text:style-name="T5">}</text:span><text:line-break/><text:span text:style-name="T5">class</text:span> <text:span text:style-name="T5">PuntoTester</text:span> <text:span text:style-name="T5">{</text:span><text:line-break/><text:span text:style-name="T5">public void</text:span> <text:span text:style-name="T5">print(Punto</text:span> <text:span text:style-name="T5">punto) {</text:span><text:line-break/><text:span text:style-name="T5">punto.x</text:span> <text:span text:style-name="T5">=</text:span> <text:span text:style-name="T5">45;</text:span><text:line-break/><text:span text:style-name="T5">punto.y</text:span> <text:span text:style-name="T5">=</text:span> <text:span text:style-name="T5">83;</text:span><text:line-break/><text:span text:style-name="T5">System.out.println("x: "</text:span> <text:span text:style-name="T5">+ punto.x+</text:span> <text:span text:style-name="T5">" y: "</text:span> <text:span text:style-name="T5">+ punto.y);</text:span><text:line-break/><text:span text:style-name="T5">}</text:span><text:line-break/><text:span text:style-name="T5">}</text:span><text:line-break/><text:span text:style-name="T5">class</text:span> <text:span text:style-name="T5">Tester</text:span> <text:span text:style-name="T5">{</text:span><text:line-break/><text:span text:style-name="T5">public static void</text:span> <text:span text:style-name="T5">main</text:span> <text:span text:style-name="T5">(</text:span> <text:span text:style-name="T5">String[] args ) {</text:span><text:line-break/><text:span text:style-name="T5">Punto pt</text:span> <text:span text:style-name="T5">=</text:span> <text:span text:style-name="T5">new</text:span> <text:span text:style-name="T5">Punto();</text:span><text:line-break/><text:span text:style-name="T5">System.out.println("x: "</text:span> <text:span text:style-name="T5">+</text:span> <text:span text:style-name="T5">pt.x+</text:span> <text:span text:style-name="T5">" y: "</text:span> <text:span text:style-name="T5">+</text:span> <text:span text:style-name="T5">pt.y);</text:span><text:line-break/><text:span text:style-name="T5">PuntoTester tester</text:span> <text:span text:style-name="T5">=</text:span> <text:span text:style-name="T5">new</text:span> <text:span text:style-name="T5">PuntoTester();</text:span><text:line-break/><text:span text:style-name="T5">tester.print(pt);</text:span><text:line-break/><text:span text:style-name="T5">System.out.println("x: "</text:span> <text:span text:style-name="T5">+</text:span> <text:span text:style-name="T5">pt.x+</text:span> <text:span text:style-name="T5">" y: "</text:span> <text:span text:style-name="T5">+</text:span> <text:span text:style-name="T5">pt.y);</text:span><text:line-break/><text:span text:style-name="T5">}</text:span><text:line-break/><text:span text:style-name="T5">}</text:span><text:bookmark text:name="page25R_mcid3"/><text:line-break/><text:span text:style-name="T3">¿Por qué ahora</text:span> <text:span text:style-name="T3">si se cambia el valor de x e y si sucede dentro del método?</text:span><text:bookmark text:name="page25R_mcid4"/><text:bookmark text:name="page25R_mcid5"/><text:line-break/></text:p>
      <text:p text:style-name="P2"><text:span text:style-name="T3">5.</text:span> <text:span text:style-name="T3">Identifica si hay errores de sintaxis en las</text:span> <text:span text:style-name="T3">siguientes declaraciones de variables de instancia.</text:span><text:line-break/><text:span text:style-name="T3">Recuerda que algunas partes de las declaraciones son opcionales.</text:span><text:bookmark text:name="page25R_mcid6"/><text:line-break/><text:span text:style-name="T3">a. public boolean isEven;</text:span><text:bookmark text:name="page25R_mcid7"/><text:line-break/><text:span text:style-name="T3">b. Private boolean isEven;</text:span><text:bookmark text:name="page25R_mcid8"/><text:line-break/><text:span text:style-name="T3">c. private boolean isOdd</text:span><text:bookmark text:name="page25R_mcid9"/><text:line-break/><text:span text:style-name="T3">d. public boolean is Odd;</text:span><text:bookmark text:name="page25R_mcid10"/><text:line-break/><text:span text:style-name="T3">e. string S;</text:span><text:bookmark text:name="page25R_mcid11"/><text:line-break/><text:span text:style-name="T3">f. public String</text:span> <text:span text:style-name="T3">boolean;</text:span><text:bookmark text:name="page25R_mcid12"/><text:line-break/><text:span text:style-name="T3">g. private boolean even = 0;</text:span><text:bookmark text:name="page25R_mcid13"/><text:line-break/><text:span text:style-name="T3">h. private String s = helloWorld;</text:span></text:p>
      <text:p text:style-name="P2"><text:span text:style-name="T3"/></text:p>
      <text:p text:style-name="P2"><text:span text:style-name="T3">6.</text:span> <text:span text:style-name="T3">Encuentra el error en la cabecera de los siguientes métodos:</text:span><text:bookmark text:name="page25R_mcid16"/><text:line-break/><text:span text:style-name="T3">a. public String boolean()</text:span><text:bookmark text:name="page25R_mcid17"/><text:span text:style-name="T3"> </text:span><text:line-break/><text:span text:style-name="T3">b. private void String ()</text:span><text:bookmark text:name="page25R_mcid18"/><text:span text:style-name="T3"> </text:span><text:span text:style-name="T4">ERROR</text:span><text:line-break/><text:span text:style-name="T3">c. private void myMethod</text:span><text:bookmark text:name="page25R_mcid19"/><text:line-break/><text:soft-page-break/><text:span text:style-name="T3">d. private myMethod()</text:span><text:bookmark text:name="page25R_mcid20"/><text:line-break/><text:span text:style-name="T3">e. public static</text:span> <text:span text:style-name="T3">void Main (String argv[])</text:span></text:p>
      <text:p text:style-name="P2"><text:span text:style-name="T3"/></text:p>
      <text:p text:style-name="P2"><text:span text:style-name="T3">7.</text:span> <text:span text:style-name="T3">Explica</text:span> <text:span text:style-name="T3">la diferencia entre cada uno de los siguientes pares de</text:span> <text:span text:style-name="T3">conceptos.</text:span><text:bookmark text:name="page25R_mcid23"/><text:line-break/><text:span text:style-name="T3">A.</text:span> <text:span text:style-name="T3">Una</text:span> <text:span text:style-name="T3">variable de instancia y una variable local.</text:span><text:bookmark text:name="page25R_mcid24"/><text:line-break/><text:span text:style-name="T3">B.</text:span> <text:span text:style-name="T3">Getter y setter.</text:span><text:bookmark text:name="page25R_mcid25"/><text:line-break/><text:span text:style-name="T3">C.</text:span> <text:span text:style-name="T3">Crear una instancia y variable de instancia.</text:span><text:bookmark text:name="page25R_mcid26"/><text:line-break/><text:span text:style-name="T3">D.</text:span> <text:span text:style-name="T3">Paso por valor y paso por</text:span> <text:span text:style-name="T3">referencia. Es una</text:span><text:span text:style-name="T4"> COPIA VALOR DE LA VARIABLE.</text:span></text:p>
      <text:p text:style-name="P2"><text:span text:style-name="T3"/></text:p>
      <text:p text:style-name="P2"><text:span text:style-name="T3">8.</text:span> <text:span text:style-name="T3">Define una clase Java llamada NumberCruncher que tenga una sola variable entera como su única variable de instancia. Luego define métodos que realicen las siguientes operaciones en su número: get, doble, triple, cuadrado y cubo. Establece el valor inicial del número con un constructor parametrizado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9.</text:span> <text:span text:style-name="T3">Agrega a la clase anterior el método main. Úsalo para crear una instancia de NumberCruncher, con un cierto valor inicial, y luego</text:span> <text:span text:style-name="T3">imprime</text:span> <text:span text:style-name="T3">su</text:span> <text:span text:style-name="T3">valor, su</text:span> <text:span text:style-name="T3">doble, triple, cuadrado y cubo.</text:span></text:p>
      <text:p text:style-name="P1"><text:span text:style-name="T3"/></text:p>
      <text:p text:style-name="P3"><text:span text:style-name="T3">10.</text:span> <text:span text:style-name="T3">Escribe</text:span> <text:span text:style-name="T3">una definición de clase Java para un objeto Cubo, que tenga un atributo entero para la longitud de su lado. El objeto debe poder informar sobre su</text:span> <text:span text:style-name="T3">área</text:span> <text:span text:style-name="T3">y volumen. El área de la superficie de un cubo es seis veces el área de cualquier lado. El volumen se calcula</text:span> <text:span text:style-name="T3">con el cubo del lado.</text:span></text:p>
      <text:p text:style-name="P3"><text:span text:style-name="T3"/></text:p>
      <text:p text:style-name="P4"><text:span text:style-name="T3">11.</text:span> <text:span text:style-name="T3">Escribe</text:span> <text:span text:style-name="T3">una definición de clase Java para un objeto</text:span> <text:span text:style-name="T3">UsuarioCubo que utilizará el objeto Cubo</text:span><text:line-break/><text:span text:style-name="T3">definido en el ejercicio anterior. Esta clase debe crear tres instancias de Cubo, cada una con</text:span><text:line-break/><text:span text:style-name="T3">un lado diferente, y luego informar sus</text:span> <text:span text:style-name="T3">respectivas áreas de superficie y volúmenes.</text:span> <text:span text:style-name="T3">Se le</text:span><text:line-break/><text:span text:style-name="T3">debe pedir al usuario por pantalla los lados que tendrán las 3 instancias de Cubo.</text:span></text:p>
      <text:p text:style-name="P4"><text:span text:style-name="T3"/></text:p>
      <text:p text:style-name="P5"><text:span text:style-name="T3"/></text:p>
      <text:p text:style-name="P4"><text:span text:style-name="T3"/></text:p>
      <text:p text:style-name="P4"><text:span text:style-name="T3">12.</text:span> <text:span text:style-name="T3">Comprueba que imprime el siguiente código. ¿Por qué el valor de la variable data no cambia?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class</text:span> <text:span text:style-name="T5">Operation{</text:span><text:line-break/><text:span text:style-name="T5">int</text:span> <text:span text:style-name="T5">data=50;</text:span><text:line-break/><text:soft-page-break/><text:span text:style-name="T5">void</text:span> <text:span text:style-name="T5">cambiar(int</text:span> <text:span text:style-name="T5">data){</text:span><text:line-break/><text:span text:style-name="T5">data = data +</text:span> <text:span text:style-name="T5">100;</text:span><text:line-break/><text:span text:style-name="T5">}</text:span></text:p>
      <text:p text:style-name="P4"><text:span text:style-name="T5"/></text:p>
      <text:p text:style-name="P4"><text:span text:style-name="T5">public static void</text:span> <text:span text:style-name="T5">main(String</text:span> <text:span text:style-name="T5">args[]){</text:span><text:line-break/><text:span text:style-name="T5">Operation op=new</text:span> <text:span text:style-name="T5">Operation();</text:span><text:line-break/><text:span text:style-name="T5">System.out.println("antes del cambio</text:span> <text:span text:style-name="T5">"</text:span> <text:span text:style-name="T5">+</text:span> <text:span text:style-name="T5">op.data);</text:span><text:line-break/><text:span text:style-name="T5">op.cambiar(500);</text:span><text:line-break/><text:span text:style-name="T5">System.out.println("después</text:span> <text:span text:style-name="T5">"</text:span> <text:span text:style-name="T5">+</text:span> <text:span text:style-name="T5">op.data);</text:span><text:line-break/><text:span text:style-name="T5">}</text:span><text:line-break/></text:p>
      <text:p text:style-name="P4"><text:span text:style-name="T5">}</text:span></text:p>
      <text:p text:style-name="P4"><text:span text:style-name="T5"/></text:p>
      <text:p text:style-name="P4"><text:bookmark text:name="page27R_mcid8"/><text:line-break/><text:span text:style-name="T3">13.</text:span> <text:span text:style-name="T3">Corrige el código anterior para que cambie el va</text:span><text:span text:style-name="T4">l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36:51.829858714</meta:creation-date>
    <dc:date>2022-11-18T17:42:14.667635754</dc:date>
    <meta:editing-duration>PT9M45S</meta:editing-duration>
    <meta:editing-cycles>1</meta:editing-cycles>
    <meta:document-statistic meta:table-count="0" meta:image-count="0" meta:object-count="0" meta:page-count="4" meta:paragraph-count="14" meta:word-count="789" meta:character-count="4677" meta:non-whitespace-character-count="3896"/>
    <meta:generator>LibreOffice/7.1.4.2$Linux_X86_64 LibreOffice_project/10$Build-2</meta:generator>
  </office:meta>
</office:document-meta>
</file>